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 text:c="4"/>Use the Search menu to step through all /*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apply specific indent value if desired</text:p>
      <text:p text:style-name="Standard"><text:s text:c="8"/>convert poetry from /*..*/ to /P..P/</text:p>
      <text:p text:style-name="Standard"><text:s text:c="8"/>make sure poetry line numbers are at least two spaces to the right of the line. </text:p>
      <text:p text:style-name="Standard"><text:s text:c="4"/>Use the Search menu to step through all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oft-page-break/><text:s text:c="8"/>check consistent indentation of block text</text:p>
      <text:p text:style-name="Standard"><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oft-page-break/><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text:soft-page-break/>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text:soft-page-break/></text:p>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text:soft-page-break/>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oft-page-break/><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2">** Create transcriber's note</text:p>
      <text:p text:style-name="P2"/>
      <text:p text:style-name="P2"><text:soft-page-break/>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text:soft-page-break/></text:p>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1:50:00.21</dc:date>
    <dc:creator>Gemma Wright</dc:creator>
    <meta:editing-duration>PT1H45M46S</meta:editing-duration>
    <meta:editing-cycles>12</meta:editing-cycles>
    <meta:generator>OpenOffice/4.0.1$Win32 OpenOffice.org_project/401m5$Build-9714</meta:generator>
    <meta:document-statistic meta:table-count="0" meta:image-count="0" meta:object-count="0" meta:page-count="10" meta:paragraph-count="255" meta:word-count="3850" meta:character-count="24171"/>
  </office:meta>
</office:document-meta>
</file>